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3.133cm"/>
    </style:style>
    <style:style style:name="co3" style:family="table-column">
      <style:table-column-properties fo:break-before="auto" style:column-width="3.048cm"/>
    </style:style>
    <style:style style:name="co4" style:family="table-column">
      <style:table-column-properties fo:break-before="auto" style:column-width="2.937cm"/>
    </style:style>
    <style:style style:name="co5" style:family="table-column">
      <style:table-column-properties fo:break-before="auto" style:column-width="3.66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406cm"/>
    </style:style>
    <style:style style:name="co8" style:family="table-column">
      <style:table-column-properties fo:break-before="auto" style:column-width="2.74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852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cm" fo:break-before="auto" style:use-optimal-row-height="true"/>
    </style:style>
    <style:style style:name="ta1" style:family="table" style:master-page-name="PageStyle_5f_Retention_20_Payment_20_Scenerio">
      <style:table-properties table:display="true" style:writing-mode="lr-tb"/>
    </style:style>
    <style:style style:name="ta2" style:family="table" style:master-page-name="PageStyle_5f_Business_20_Unit_20_Payment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 style:data-style-name="N117"/>
    <style:style style:name="ce10" style:family="table-cell" style:parent-style-name="Excel_5f_BuiltIn_5f_Currency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Excel_5f_BuiltIn_5f_Currency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5f_BuiltIn_5f_Currency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5f_BuiltIn_5f_Currency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Excel_5f_BuiltIn_5f_Currency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5f_BuiltIn_5f_Currency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5f_BuiltIn_5f_Currency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xcel_5f_BuiltIn_5f_Currency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5f_BuiltIn_5f_Currency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5f_BuiltIn_5f_Currency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5f_BuiltIn_5f_Currency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24"/>
    <style:style style:name="ce25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16"/>
  </office:automatic-styles>
  <office:body>
    <office:spreadsheet>
      <table:calculation-settings table:case-sensitive="false" table:automatic-find-labels="false" table:use-regular-expressions="false"/>
      <table:table table:name="Retention Payment Scenerio" table:style-name="ta1" table:print-ranges="'Retention Payment Scenerio'.A1:'Retention Payment Scenerio'.J27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4" table:default-cell-style-name="ce12"/>
        <table:table-column table:style-name="co4" table:default-cell-style-name="ce14"/>
        <table:table-column table:style-name="co5" table:default-cell-style-name="ce14"/>
        <table:table-column table:style-name="co4" table:number-columns-repeated="3" table:default-cell-style-name="ce14"/>
        <table:table-column table:style-name="co4" table:default-cell-style-name="ce22"/>
        <table:table-column table:style-name="co1" table:number-columns-repeated="246" table:default-cell-style-name="Default"/>
        <table:table-row table:style-name="ro1">
          <table:table-cell table:style-name="Default" table:number-columns-repeated="3"/>
          <table:table-cell table:style-name="ce6" office:value-type="string" table:number-columns-spanned="7" table:number-rows-spanned="1">
            <text:p>CONFIDENTIAL - West Gas Trading and Origination - CONFIDENTIAL</text:p>
          </table:table-cell>
          <table:covered-table-cell table:number-columns-repeated="6" table:style-name="ce15"/>
          <table:table-cell table:number-columns-repeated="246"/>
        </table:table-row>
        <table:table-row table:style-name="ro2">
          <table:table-cell table:style-name="Default" table:number-columns-repeated="3"/>
          <table:table-cell table:style-name="ce7" table:number-columns-repeated="7"/>
          <table:table-cell table:number-columns-repeated="246"/>
        </table:table-row>
        <table:table-row table:style-name="ro3">
          <table:table-cell table:style-name="Default" table:number-columns-repeated="3"/>
          <table:table-cell table:style-name="ce8" office:value-type="string" table:number-columns-spanned="7" table:number-rows-spanned="1">
            <text:p>Retention Payment Scenerios</text:p>
          </table:table-cell>
          <table:covered-table-cell table:number-columns-repeated="6" table:style-name="ce16"/>
          <table:table-cell table:number-columns-repeated="246"/>
        </table:table-row>
        <table:table-row table:style-name="ro4">
          <table:table-cell table:style-name="Default" table:number-columns-repeated="2"/>
          <table:table-cell table:style-name="ce3" office:value-type="string">
            <text:p>per employee</text:p>
          </table:table-cell>
          <table:table-cell table:style-name="ce9" table:formula="of:=[.D5]/19" office:value-type="float" office:value="368421.052631579">
            <text:p><text:s/>$368,421.05 </text:p>
          </table:table-cell>
          <table:table-cell table:style-name="ce9" table:formula="of:=[.E5]/19" office:value-type="float" office:value="315789.47368421">
            <text:p><text:s/>$315,789.47 </text:p>
          </table:table-cell>
          <table:table-cell table:style-name="ce9" table:formula="of:=[.F5]/19" office:value-type="float" office:value="263157.894736842">
            <text:p><text:s/>$263,157.89 </text:p>
          </table:table-cell>
          <table:table-cell table:style-name="ce9" table:formula="of:=[.G5]/19" office:value-type="float" office:value="210526.315789474">
            <text:p><text:s/>$210,526.32 </text:p>
          </table:table-cell>
          <table:table-cell table:style-name="ce9" table:formula="of:=[.H5]/19" office:value-type="float" office:value="157894.736842105">
            <text:p><text:s/>$157,894.74 </text:p>
          </table:table-cell>
          <table:table-cell table:style-name="ce9" table:formula="of:=[.I5]/19" office:value-type="float" office:value="105263.157894737">
            <text:p><text:s/>$105,263.16 </text:p>
          </table:table-cell>
          <table:table-cell table:style-name="ce9" table:formula="of:=[.J5]/19" office:value-type="float" office:value="52631.5789473684">
            <text:p><text:s/>$52,631.58 </text:p>
          </table:table-cell>
          <table:table-cell table:number-columns-repeated="246"/>
        </table:table-row>
        <table:table-row table:style-name="ro4">
          <table:table-cell table:style-name="Default"/>
          <table:table-cell table:style-name="ce2" office:value-type="string">
            <text:p>Employee Name</text:p>
          </table:table-cell>
          <table:table-cell table:style-name="ce4" office:value-type="string">
            <text:p>Distribution</text:p>
          </table:table-cell>
          <table:table-cell table:style-name="ce10" office:value-type="float" office:value="7000000">
            <text:p><text:s/>$7,000,000.00 </text:p>
          </table:table-cell>
          <table:table-cell table:style-name="ce17" office:value-type="float" office:value="6000000">
            <text:p><text:s/>$6,000,000.00 </text:p>
          </table:table-cell>
          <table:table-cell table:style-name="ce17" office:value-type="float" office:value="5000000">
            <text:p><text:s/>$5,000,000.00 </text:p>
          </table:table-cell>
          <table:table-cell table:style-name="ce17" office:value-type="float" office:value="4000000">
            <text:p><text:s/>$4,000,000.00 </text:p>
          </table:table-cell>
          <table:table-cell table:style-name="ce17" office:value-type="float" office:value="3000000">
            <text:p><text:s/>$3,000,000.00 </text:p>
          </table:table-cell>
          <table:table-cell table:style-name="ce17" office:value-type="float" office:value="2000000">
            <text:p><text:s/>$2,000,000.00 </text:p>
          </table:table-cell>
          <table:table-cell table:style-name="ce20" office:value-type="float" office:value="1000000">
            <text:p><text:s/>$1,000,000.00 </text:p>
          </table:table-cell>
          <table:table-cell table:number-columns-repeated="246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Phillip Allen</text:p>
          </table:table-cell>
          <table:table-cell table:formula="of:=[.D6]/[.$D$5]" office:value-type="percentage" office:value="0.25">
            <text:p>25.00%</text:p>
          </table:table-cell>
          <table:table-cell table:style-name="ce11" office:value-type="float" office:value="1750000">
            <text:p><text:s/>$1,750,000.00 </text:p>
          </table:table-cell>
          <table:table-cell table:style-name="ce18" table:formula="of:=[.C6]*[.$E$5]" office:value-type="float" office:value="1500000">
            <text:p><text:s/>$1,500,000.00 </text:p>
          </table:table-cell>
          <table:table-cell table:style-name="ce18" table:formula="of:=[.C6]*[.$F$5]" office:value-type="float" office:value="1250000">
            <text:p><text:s/>$1,250,000.00 </text:p>
          </table:table-cell>
          <table:table-cell table:style-name="ce18" table:formula="of:=[.C6]*[.$G$5]" office:value-type="float" office:value="1000000">
            <text:p><text:s/>$1,000,000.00 </text:p>
          </table:table-cell>
          <table:table-cell table:style-name="ce18" table:formula="of:=[.C6]*[.$H$5]" office:value-type="float" office:value="750000">
            <text:p><text:s/>$750,000.00 </text:p>
          </table:table-cell>
          <table:table-cell table:style-name="ce18" table:formula="of:=[.C6]*[.$I$5]" office:value-type="float" office:value="500000">
            <text:p><text:s/>$500,000.00 </text:p>
          </table:table-cell>
          <table:table-cell table:style-name="ce21" table:formula="of:=[.C6]*[.$J$5]" office:value-type="float" office:value="250000">
            <text:p><text:s/>$250,000.00 </text:p>
          </table:table-cell>
          <table:table-cell table:number-columns-repeated="246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Mike Grigsby</text:p>
          </table:table-cell>
          <table:table-cell table:formula="of:=[.D7]/[.$D$5]" office:value-type="percentage" office:value="0.2">
            <text:p>20.00%</text:p>
          </table:table-cell>
          <table:table-cell office:value-type="float" office:value="1400000">
            <text:p><text:s/>$1,400,000.00 </text:p>
          </table:table-cell>
          <table:table-cell table:formula="of:=[.C7]*[.$E$5]" office:value-type="float" office:value="1200000">
            <text:p><text:s/>$1,200,000.00 </text:p>
          </table:table-cell>
          <table:table-cell table:formula="of:=[.C7]*[.$F$5]" office:value-type="float" office:value="1000000">
            <text:p><text:s/>$1,000,000.00 </text:p>
          </table:table-cell>
          <table:table-cell table:formula="of:=[.C7]*[.$G$5]" office:value-type="float" office:value="800000">
            <text:p><text:s/>$800,000.00 </text:p>
          </table:table-cell>
          <table:table-cell table:formula="of:=[.C7]*[.$H$5]" office:value-type="float" office:value="600000">
            <text:p><text:s/>$600,000.00 </text:p>
          </table:table-cell>
          <table:table-cell table:formula="of:=[.C7]*[.$I$5]" office:value-type="float" office:value="400000">
            <text:p><text:s/>$400,000.00 </text:p>
          </table:table-cell>
          <table:table-cell table:formula="of:=[.C7]*[.$J$5]" office:value-type="float" office:value="200000">
            <text:p><text:s/>$200,000.00 </text:p>
          </table:table-cell>
          <table:table-cell table:number-columns-repeated="246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Barry Tycholiz</text:p>
          </table:table-cell>
          <table:table-cell table:formula="of:=[.D8]/[.$D$5]" office:value-type="percentage" office:value="0.157142857142857">
            <text:p>15.71%</text:p>
          </table:table-cell>
          <table:table-cell office:value-type="float" office:value="1100000">
            <text:p><text:s/>$1,100,000.00 </text:p>
          </table:table-cell>
          <table:table-cell table:formula="of:=[.C8]*[.$E$5]" office:value-type="float" office:value="942857.142857143">
            <text:p><text:s/>$942,857.14 </text:p>
          </table:table-cell>
          <table:table-cell table:formula="of:=[.C8]*[.$F$5]" office:value-type="float" office:value="785714.285714286">
            <text:p><text:s/>$785,714.29 </text:p>
          </table:table-cell>
          <table:table-cell table:formula="of:=[.C8]*[.$G$5]" office:value-type="float" office:value="628571.428571429">
            <text:p><text:s/>$628,571.43 </text:p>
          </table:table-cell>
          <table:table-cell table:formula="of:=[.C8]*[.$H$5]" office:value-type="float" office:value="471428.571428571">
            <text:p><text:s/>$471,428.57 </text:p>
          </table:table-cell>
          <table:table-cell table:formula="of:=[.C8]*[.$I$5]" office:value-type="float" office:value="314285.714285714">
            <text:p><text:s/>$314,285.71 </text:p>
          </table:table-cell>
          <table:table-cell table:formula="of:=[.C8]*[.$J$5]" office:value-type="float" office:value="157142.857142857">
            <text:p><text:s/>$157,142.86 </text:p>
          </table:table-cell>
          <table:table-cell table:number-columns-repeated="246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Frank Ermis</text:p>
          </table:table-cell>
          <table:table-cell table:formula="of:=[.D9]/[.$D$5]" office:value-type="percentage" office:value="0.110714285714286">
            <text:p>11.07%</text:p>
          </table:table-cell>
          <table:table-cell office:value-type="float" office:value="775000">
            <text:p><text:s/>$775,000.00 </text:p>
          </table:table-cell>
          <table:table-cell table:formula="of:=[.C9]*[.$E$5]" office:value-type="float" office:value="664285.714285714">
            <text:p><text:s/>$664,285.71 </text:p>
          </table:table-cell>
          <table:table-cell table:formula="of:=[.C9]*[.$F$5]" office:value-type="float" office:value="553571.428571429">
            <text:p><text:s/>$553,571.43 </text:p>
          </table:table-cell>
          <table:table-cell table:formula="of:=[.C9]*[.$G$5]" office:value-type="float" office:value="442857.142857143">
            <text:p><text:s/>$442,857.14 </text:p>
          </table:table-cell>
          <table:table-cell table:formula="of:=[.C9]*[.$H$5]" office:value-type="float" office:value="332142.857142857">
            <text:p><text:s/>$332,142.86 </text:p>
          </table:table-cell>
          <table:table-cell table:formula="of:=[.C9]*[.$I$5]" office:value-type="float" office:value="221428.571428571">
            <text:p><text:s/>$221,428.57 </text:p>
          </table:table-cell>
          <table:table-cell table:formula="of:=[.C9]*[.$J$5]" office:value-type="float" office:value="110714.285714286">
            <text:p><text:s/>$110,714.29 </text:p>
          </table:table-cell>
          <table:table-cell table:number-columns-repeated="246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Keith Holst</text:p>
          </table:table-cell>
          <table:table-cell table:formula="of:=[.D10]/[.$D$5]" office:value-type="percentage" office:value="0.05">
            <text:p>5.00%</text:p>
          </table:table-cell>
          <table:table-cell office:value-type="float" office:value="350000">
            <text:p><text:s/>$350,000.00 </text:p>
          </table:table-cell>
          <table:table-cell table:formula="of:=[.C10]*[.$E$5]" office:value-type="float" office:value="300000">
            <text:p><text:s/>$300,000.00 </text:p>
          </table:table-cell>
          <table:table-cell table:formula="of:=[.C10]*[.$F$5]" office:value-type="float" office:value="250000">
            <text:p><text:s/>$250,000.00 </text:p>
          </table:table-cell>
          <table:table-cell table:formula="of:=[.C10]*[.$G$5]" office:value-type="float" office:value="200000">
            <text:p><text:s/>$200,000.00 </text:p>
          </table:table-cell>
          <table:table-cell table:formula="of:=[.C10]*[.$H$5]" office:value-type="float" office:value="150000">
            <text:p><text:s/>$150,000.00 </text:p>
          </table:table-cell>
          <table:table-cell table:formula="of:=[.C10]*[.$I$5]" office:value-type="float" office:value="100000">
            <text:p><text:s/>$100,000.00 </text:p>
          </table:table-cell>
          <table:table-cell table:formula="of:=[.C10]*[.$J$5]" office:value-type="float" office:value="50000">
            <text:p><text:s/>$50,000.00 </text:p>
          </table:table-cell>
          <table:table-cell table:number-columns-repeated="246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Mark Whitt</text:p>
          </table:table-cell>
          <table:table-cell table:formula="of:=[.D11]/[.$D$5]" office:value-type="percentage" office:value="0.05">
            <text:p>5.00%</text:p>
          </table:table-cell>
          <table:table-cell office:value-type="float" office:value="350000">
            <text:p><text:s/>$350,000.00 </text:p>
          </table:table-cell>
          <table:table-cell table:formula="of:=[.C11]*[.$E$5]" office:value-type="float" office:value="300000">
            <text:p><text:s/>$300,000.00 </text:p>
          </table:table-cell>
          <table:table-cell table:formula="of:=[.C11]*[.$F$5]" office:value-type="float" office:value="250000">
            <text:p><text:s/>$250,000.00 </text:p>
          </table:table-cell>
          <table:table-cell table:formula="of:=[.C11]*[.$G$5]" office:value-type="float" office:value="200000">
            <text:p><text:s/>$200,000.00 </text:p>
          </table:table-cell>
          <table:table-cell table:formula="of:=[.C11]*[.$H$5]" office:value-type="float" office:value="150000">
            <text:p><text:s/>$150,000.00 </text:p>
          </table:table-cell>
          <table:table-cell table:formula="of:=[.C11]*[.$I$5]" office:value-type="float" office:value="100000">
            <text:p><text:s/>$100,000.00 </text:p>
          </table:table-cell>
          <table:table-cell table:formula="of:=[.C11]*[.$J$5]" office:value-type="float" office:value="50000">
            <text:p><text:s/>$50,000.00 </text:p>
          </table:table-cell>
          <table:table-cell table:number-columns-repeated="246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Matt Smith</text:p>
          </table:table-cell>
          <table:table-cell table:formula="of:=[.D12]/[.$D$5]" office:value-type="percentage" office:value="0.0357142857142857">
            <text:p>3.57%</text:p>
          </table:table-cell>
          <table:table-cell office:value-type="float" office:value="250000">
            <text:p><text:s/>$250,000.00 </text:p>
          </table:table-cell>
          <table:table-cell table:formula="of:=[.C12]*[.$E$5]" office:value-type="float" office:value="214285.714285714">
            <text:p><text:s/>$214,285.71 </text:p>
          </table:table-cell>
          <table:table-cell table:formula="of:=[.C12]*[.$F$5]" office:value-type="float" office:value="178571.428571429">
            <text:p><text:s/>$178,571.43 </text:p>
          </table:table-cell>
          <table:table-cell table:formula="of:=[.C12]*[.$G$5]" office:value-type="float" office:value="142857.142857143">
            <text:p><text:s/>$142,857.14 </text:p>
          </table:table-cell>
          <table:table-cell table:formula="of:=[.C12]*[.$H$5]" office:value-type="float" office:value="107142.857142857">
            <text:p><text:s/>$107,142.86 </text:p>
          </table:table-cell>
          <table:table-cell table:formula="of:=[.C12]*[.$I$5]" office:value-type="float" office:value="71428.5714285714">
            <text:p><text:s/>$71,428.57 </text:p>
          </table:table-cell>
          <table:table-cell table:formula="of:=[.C12]*[.$J$5]" office:value-type="float" office:value="35714.2857142857">
            <text:p><text:s/>$35,714.29 </text:p>
          </table:table-cell>
          <table:table-cell table:number-columns-repeated="246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Paul Lucci</text:p>
          </table:table-cell>
          <table:table-cell table:formula="of:=[.D13]/[.$D$5]" office:value-type="percentage" office:value="0.0285714285714286">
            <text:p>2.86%</text:p>
          </table:table-cell>
          <table:table-cell office:value-type="float" office:value="200000">
            <text:p><text:s/>$200,000.00 </text:p>
          </table:table-cell>
          <table:table-cell table:formula="of:=[.C13]*[.$E$5]" office:value-type="float" office:value="171428.571428571">
            <text:p><text:s/>$171,428.57 </text:p>
          </table:table-cell>
          <table:table-cell table:formula="of:=[.C13]*[.$F$5]" office:value-type="float" office:value="142857.142857143">
            <text:p><text:s/>$142,857.14 </text:p>
          </table:table-cell>
          <table:table-cell table:formula="of:=[.C13]*[.$G$5]" office:value-type="float" office:value="114285.714285714">
            <text:p><text:s/>$114,285.71 </text:p>
          </table:table-cell>
          <table:table-cell table:formula="of:=[.C13]*[.$H$5]" office:value-type="float" office:value="85714.2857142857">
            <text:p><text:s/>$85,714.29 </text:p>
          </table:table-cell>
          <table:table-cell table:formula="of:=[.C13]*[.$I$5]" office:value-type="float" office:value="57142.8571428571">
            <text:p><text:s/>$57,142.86 </text:p>
          </table:table-cell>
          <table:table-cell table:formula="of:=[.C13]*[.$J$5]" office:value-type="float" office:value="28571.4285714286">
            <text:p><text:s/>$28,571.43 </text:p>
          </table:table-cell>
          <table:table-cell table:number-columns-repeated="246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Jay Reitmeyer</text:p>
          </table:table-cell>
          <table:table-cell table:formula="of:=[.D14]/[.$D$5]" office:value-type="percentage" office:value="0.0178571428571429">
            <text:p>1.79%</text:p>
          </table:table-cell>
          <table:table-cell office:value-type="float" office:value="125000">
            <text:p><text:s/>$125,000.00 </text:p>
          </table:table-cell>
          <table:table-cell table:formula="of:=[.C14]*[.$E$5]" office:value-type="float" office:value="107142.857142857">
            <text:p><text:s/>$107,142.86 </text:p>
          </table:table-cell>
          <table:table-cell table:formula="of:=[.C14]*[.$F$5]" office:value-type="float" office:value="89285.7142857143">
            <text:p><text:s/>$89,285.71 </text:p>
          </table:table-cell>
          <table:table-cell table:formula="of:=[.C14]*[.$G$5]" office:value-type="float" office:value="71428.5714285714">
            <text:p><text:s/>$71,428.57 </text:p>
          </table:table-cell>
          <table:table-cell table:formula="of:=[.C14]*[.$H$5]" office:value-type="float" office:value="53571.4285714286">
            <text:p><text:s/>$53,571.43 </text:p>
          </table:table-cell>
          <table:table-cell table:formula="of:=[.C14]*[.$I$5]" office:value-type="float" office:value="35714.2857142857">
            <text:p><text:s/>$35,714.29 </text:p>
          </table:table-cell>
          <table:table-cell table:formula="of:=[.C14]*[.$J$5]" office:value-type="float" office:value="17857.1428571429">
            <text:p><text:s/>$17,857.14 </text:p>
          </table:table-cell>
          <table:table-cell table:number-columns-repeated="246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Matt Lenhart</text:p>
          </table:table-cell>
          <table:table-cell table:formula="of:=[.D15]/[.$D$5]" office:value-type="percentage" office:value="0.0142857142857143">
            <text:p>1.43%</text:p>
          </table:table-cell>
          <table:table-cell office:value-type="float" office:value="100000">
            <text:p><text:s/>$100,000.00 </text:p>
          </table:table-cell>
          <table:table-cell table:formula="of:=[.C15]*[.$E$5]" office:value-type="float" office:value="85714.2857142857">
            <text:p><text:s/>$85,714.29 </text:p>
          </table:table-cell>
          <table:table-cell table:formula="of:=[.C15]*[.$F$5]" office:value-type="float" office:value="71428.5714285714">
            <text:p><text:s/>$71,428.57 </text:p>
          </table:table-cell>
          <table:table-cell table:formula="of:=[.C15]*[.$G$5]" office:value-type="float" office:value="57142.8571428571">
            <text:p><text:s/>$57,142.86 </text:p>
          </table:table-cell>
          <table:table-cell table:formula="of:=[.C15]*[.$H$5]" office:value-type="float" office:value="42857.1428571429">
            <text:p><text:s/>$42,857.14 </text:p>
          </table:table-cell>
          <table:table-cell table:formula="of:=[.C15]*[.$I$5]" office:value-type="float" office:value="28571.4285714286">
            <text:p><text:s/>$28,571.43 </text:p>
          </table:table-cell>
          <table:table-cell table:formula="of:=[.C15]*[.$J$5]" office:value-type="float" office:value="14285.7142857143">
            <text:p><text:s/>$14,285.71 </text:p>
          </table:table-cell>
          <table:table-cell table:number-columns-repeated="246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Stephanie Miller</text:p>
          </table:table-cell>
          <table:table-cell table:formula="of:=[.D16]/[.$D$5]" office:value-type="percentage" office:value="0.0142857142857143">
            <text:p>1.43%</text:p>
          </table:table-cell>
          <table:table-cell office:value-type="float" office:value="100000">
            <text:p><text:s/>$100,000.00 </text:p>
          </table:table-cell>
          <table:table-cell table:formula="of:=[.C16]*[.$E$5]" office:value-type="float" office:value="85714.2857142857">
            <text:p><text:s/>$85,714.29 </text:p>
          </table:table-cell>
          <table:table-cell table:formula="of:=[.C16]*[.$F$5]" office:value-type="float" office:value="71428.5714285714">
            <text:p><text:s/>$71,428.57 </text:p>
          </table:table-cell>
          <table:table-cell table:formula="of:=[.C16]*[.$G$5]" office:value-type="float" office:value="57142.8571428571">
            <text:p><text:s/>$57,142.86 </text:p>
          </table:table-cell>
          <table:table-cell table:formula="of:=[.C16]*[.$H$5]" office:value-type="float" office:value="42857.1428571429">
            <text:p><text:s/>$42,857.14 </text:p>
          </table:table-cell>
          <table:table-cell table:formula="of:=[.C16]*[.$I$5]" office:value-type="float" office:value="28571.4285714286">
            <text:p><text:s/>$28,571.43 </text:p>
          </table:table-cell>
          <table:table-cell table:formula="of:=[.C16]*[.$J$5]" office:value-type="float" office:value="14285.7142857143">
            <text:p><text:s/>$14,285.71 </text:p>
          </table:table-cell>
          <table:table-cell table:number-columns-repeated="246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Kim Ward</text:p>
          </table:table-cell>
          <table:table-cell table:formula="of:=[.D17]/[.$D$5]" office:value-type="percentage" office:value="0.0142857142857143">
            <text:p>1.43%</text:p>
          </table:table-cell>
          <table:table-cell office:value-type="float" office:value="100000">
            <text:p><text:s/>$100,000.00 </text:p>
          </table:table-cell>
          <table:table-cell table:formula="of:=[.C17]*[.$E$5]" office:value-type="float" office:value="85714.2857142857">
            <text:p><text:s/>$85,714.29 </text:p>
          </table:table-cell>
          <table:table-cell table:formula="of:=[.C17]*[.$F$5]" office:value-type="float" office:value="71428.5714285714">
            <text:p><text:s/>$71,428.57 </text:p>
          </table:table-cell>
          <table:table-cell table:formula="of:=[.C17]*[.$G$5]" office:value-type="float" office:value="57142.8571428571">
            <text:p><text:s/>$57,142.86 </text:p>
          </table:table-cell>
          <table:table-cell table:formula="of:=[.C17]*[.$H$5]" office:value-type="float" office:value="42857.1428571429">
            <text:p><text:s/>$42,857.14 </text:p>
          </table:table-cell>
          <table:table-cell table:formula="of:=[.C17]*[.$I$5]" office:value-type="float" office:value="28571.4285714286">
            <text:p><text:s/>$28,571.43 </text:p>
          </table:table-cell>
          <table:table-cell table:formula="of:=[.C17]*[.$J$5]" office:value-type="float" office:value="14285.7142857143">
            <text:p><text:s/>$14,285.71 </text:p>
          </table:table-cell>
          <table:table-cell table:number-columns-repeated="246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Steve South</text:p>
          </table:table-cell>
          <table:table-cell table:formula="of:=[.D18]/[.$D$5]" office:value-type="percentage" office:value="0.0142857142857143">
            <text:p>1.43%</text:p>
          </table:table-cell>
          <table:table-cell office:value-type="float" office:value="100000">
            <text:p><text:s/>$100,000.00 </text:p>
          </table:table-cell>
          <table:table-cell table:formula="of:=[.C18]*[.$E$5]" office:value-type="float" office:value="85714.2857142857">
            <text:p><text:s/>$85,714.29 </text:p>
          </table:table-cell>
          <table:table-cell table:formula="of:=[.C18]*[.$F$5]" office:value-type="float" office:value="71428.5714285714">
            <text:p><text:s/>$71,428.57 </text:p>
          </table:table-cell>
          <table:table-cell table:formula="of:=[.C18]*[.$G$5]" office:value-type="float" office:value="57142.8571428571">
            <text:p><text:s/>$57,142.86 </text:p>
          </table:table-cell>
          <table:table-cell table:formula="of:=[.C18]*[.$H$5]" office:value-type="float" office:value="42857.1428571429">
            <text:p><text:s/>$42,857.14 </text:p>
          </table:table-cell>
          <table:table-cell table:formula="of:=[.C18]*[.$I$5]" office:value-type="float" office:value="28571.4285714286">
            <text:p><text:s/>$28,571.43 </text:p>
          </table:table-cell>
          <table:table-cell table:formula="of:=[.C18]*[.$J$5]" office:value-type="float" office:value="14285.7142857143">
            <text:p><text:s/>$14,285.71 </text:p>
          </table:table-cell>
          <table:table-cell table:number-columns-repeated="246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Jason Wolfe</text:p>
          </table:table-cell>
          <table:table-cell table:formula="of:=[.D19]/[.$D$5]" office:value-type="percentage" office:value="0.0107142857142857">
            <text:p>1.07%</text:p>
          </table:table-cell>
          <table:table-cell office:value-type="float" office:value="75000">
            <text:p><text:s/>$75,000.00 </text:p>
          </table:table-cell>
          <table:table-cell table:formula="of:=[.C19]*[.$E$5]" office:value-type="float" office:value="64285.7142857143">
            <text:p><text:s/>$64,285.71 </text:p>
          </table:table-cell>
          <table:table-cell table:formula="of:=[.C19]*[.$F$5]" office:value-type="float" office:value="53571.4285714286">
            <text:p><text:s/>$53,571.43 </text:p>
          </table:table-cell>
          <table:table-cell table:formula="of:=[.C19]*[.$G$5]" office:value-type="float" office:value="42857.1428571429">
            <text:p><text:s/>$42,857.14 </text:p>
          </table:table-cell>
          <table:table-cell table:formula="of:=[.C19]*[.$H$5]" office:value-type="float" office:value="32142.8571428571">
            <text:p><text:s/>$32,142.86 </text:p>
          </table:table-cell>
          <table:table-cell table:formula="of:=[.C19]*[.$I$5]" office:value-type="float" office:value="21428.5714285714">
            <text:p><text:s/>$21,428.57 </text:p>
          </table:table-cell>
          <table:table-cell table:formula="of:=[.C19]*[.$J$5]" office:value-type="float" office:value="10714.2857142857">
            <text:p><text:s/>$10,714.29 </text:p>
          </table:table-cell>
          <table:table-cell table:number-columns-repeated="246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Mog Heu</text:p>
          </table:table-cell>
          <table:table-cell table:formula="of:=[.D20]/[.$D$5]" office:value-type="percentage" office:value="0.00714285714285714">
            <text:p>0.71%</text:p>
          </table:table-cell>
          <table:table-cell office:value-type="float" office:value="50000">
            <text:p><text:s/>$50,000.00 </text:p>
          </table:table-cell>
          <table:table-cell table:formula="of:=[.C20]*[.$E$5]" office:value-type="float" office:value="42857.1428571429">
            <text:p><text:s/>$42,857.14 </text:p>
          </table:table-cell>
          <table:table-cell table:formula="of:=[.C20]*[.$F$5]" office:value-type="float" office:value="35714.2857142857">
            <text:p><text:s/>$35,714.29 </text:p>
          </table:table-cell>
          <table:table-cell table:formula="of:=[.C20]*[.$G$5]" office:value-type="float" office:value="28571.4285714286">
            <text:p><text:s/>$28,571.43 </text:p>
          </table:table-cell>
          <table:table-cell table:formula="of:=[.C20]*[.$H$5]" office:value-type="float" office:value="21428.5714285714">
            <text:p><text:s/>$21,428.57 </text:p>
          </table:table-cell>
          <table:table-cell table:formula="of:=[.C20]*[.$I$5]" office:value-type="float" office:value="14285.7142857143">
            <text:p><text:s/>$14,285.71 </text:p>
          </table:table-cell>
          <table:table-cell table:formula="of:=[.C20]*[.$J$5]" office:value-type="float" office:value="7142.85714285714">
            <text:p><text:s/>$7,142.86 </text:p>
          </table:table-cell>
          <table:table-cell table:number-columns-repeated="246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Theresea Stabb</text:p>
          </table:table-cell>
          <table:table-cell table:formula="of:=[.D21]/[.$D$5]" office:value-type="percentage" office:value="0.0107142857142857">
            <text:p>1.07%</text:p>
          </table:table-cell>
          <table:table-cell office:value-type="float" office:value="75000">
            <text:p><text:s/>$75,000.00 </text:p>
          </table:table-cell>
          <table:table-cell table:formula="of:=[.C21]*[.$E$5]" office:value-type="float" office:value="64285.7142857143">
            <text:p><text:s/>$64,285.71 </text:p>
          </table:table-cell>
          <table:table-cell table:formula="of:=[.C21]*[.$F$5]" office:value-type="float" office:value="53571.4285714286">
            <text:p><text:s/>$53,571.43 </text:p>
          </table:table-cell>
          <table:table-cell table:formula="of:=[.C21]*[.$G$5]" office:value-type="float" office:value="42857.1428571429">
            <text:p><text:s/>$42,857.14 </text:p>
          </table:table-cell>
          <table:table-cell table:formula="of:=[.C21]*[.$H$5]" office:value-type="float" office:value="32142.8571428571">
            <text:p><text:s/>$32,142.86 </text:p>
          </table:table-cell>
          <table:table-cell table:formula="of:=[.C21]*[.$I$5]" office:value-type="float" office:value="21428.5714285714">
            <text:p><text:s/>$21,428.57 </text:p>
          </table:table-cell>
          <table:table-cell table:formula="of:=[.C21]*[.$J$5]" office:value-type="float" office:value="10714.2857142857">
            <text:p><text:s/>$10,714.29 </text:p>
          </table:table-cell>
          <table:table-cell table:number-columns-repeated="246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Susan Scott</text:p>
          </table:table-cell>
          <table:table-cell table:formula="of:=[.D22]/[.$D$5]" office:value-type="percentage" office:value="0.00714285714285714">
            <text:p>0.71%</text:p>
          </table:table-cell>
          <table:table-cell office:value-type="float" office:value="50000">
            <text:p><text:s/>$50,000.00 </text:p>
          </table:table-cell>
          <table:table-cell table:formula="of:=[.C22]*[.$E$5]" office:value-type="float" office:value="42857.1428571429">
            <text:p><text:s/>$42,857.14 </text:p>
          </table:table-cell>
          <table:table-cell table:formula="of:=[.C22]*[.$F$5]" office:value-type="float" office:value="35714.2857142857">
            <text:p><text:s/>$35,714.29 </text:p>
          </table:table-cell>
          <table:table-cell table:formula="of:=[.C22]*[.$G$5]" office:value-type="float" office:value="28571.4285714286">
            <text:p><text:s/>$28,571.43 </text:p>
          </table:table-cell>
          <table:table-cell table:formula="of:=[.C22]*[.$H$5]" office:value-type="float" office:value="21428.5714285714">
            <text:p><text:s/>$21,428.57 </text:p>
          </table:table-cell>
          <table:table-cell table:formula="of:=[.C22]*[.$I$5]" office:value-type="float" office:value="14285.7142857143">
            <text:p><text:s/>$14,285.71 </text:p>
          </table:table-cell>
          <table:table-cell table:formula="of:=[.C22]*[.$J$5]" office:value-type="float" office:value="7142.85714285714">
            <text:p><text:s/>$7,142.86 </text:p>
          </table:table-cell>
          <table:table-cell table:number-columns-repeated="246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Jane Tholt</text:p>
          </table:table-cell>
          <table:table-cell table:formula="of:=[.D23]/[.$D$5]" office:value-type="percentage" office:value="0.00357142857142857">
            <text:p>0.36%</text:p>
          </table:table-cell>
          <table:table-cell office:value-type="float" office:value="25000">
            <text:p><text:s/>$25,000.00 </text:p>
          </table:table-cell>
          <table:table-cell table:formula="of:=[.C23]*[.$E$5]" office:value-type="float" office:value="21428.5714285714">
            <text:p><text:s/>$21,428.57 </text:p>
          </table:table-cell>
          <table:table-cell table:formula="of:=[.C23]*[.$F$5]" office:value-type="float" office:value="17857.1428571429">
            <text:p><text:s/>$17,857.14 </text:p>
          </table:table-cell>
          <table:table-cell table:formula="of:=[.C23]*[.$G$5]" office:value-type="float" office:value="14285.7142857143">
            <text:p><text:s/>$14,285.71 </text:p>
          </table:table-cell>
          <table:table-cell table:formula="of:=[.C23]*[.$H$5]" office:value-type="float" office:value="10714.2857142857">
            <text:p><text:s/>$10,714.29 </text:p>
          </table:table-cell>
          <table:table-cell table:formula="of:=[.C23]*[.$I$5]" office:value-type="float" office:value="7142.85714285714">
            <text:p><text:s/>$7,142.86 </text:p>
          </table:table-cell>
          <table:table-cell table:formula="of:=[.C23]*[.$J$5]" office:value-type="float" office:value="3571.42857142857">
            <text:p><text:s/>$3,571.43 </text:p>
          </table:table-cell>
          <table:table-cell table:number-columns-repeated="246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Tory Kuykendall</text:p>
          </table:table-cell>
          <table:table-cell table:formula="of:=[.D24]/[.$D$5]" office:value-type="percentage" office:value="0.00357142857142857">
            <text:p>0.36%</text:p>
          </table:table-cell>
          <table:table-cell table:style-name="ce13" office:value-type="float" office:value="25000">
            <text:p><text:s/>$25,000.00 </text:p>
          </table:table-cell>
          <table:table-cell table:style-name="ce19" table:formula="of:=[.C24]*[.$E$5]" office:value-type="float" office:value="21428.5714285714">
            <text:p><text:s/>$21,428.57 </text:p>
          </table:table-cell>
          <table:table-cell table:style-name="ce19" table:formula="of:=[.C24]*[.$F$5]" office:value-type="float" office:value="17857.1428571429">
            <text:p><text:s/>$17,857.14 </text:p>
          </table:table-cell>
          <table:table-cell table:style-name="ce19" table:formula="of:=[.C24]*[.$G$5]" office:value-type="float" office:value="14285.7142857143">
            <text:p><text:s/>$14,285.71 </text:p>
          </table:table-cell>
          <table:table-cell table:style-name="ce19" table:formula="of:=[.C24]*[.$H$5]" office:value-type="float" office:value="10714.2857142857">
            <text:p><text:s/>$10,714.29 </text:p>
          </table:table-cell>
          <table:table-cell table:style-name="ce19" table:formula="of:=[.C24]*[.$I$5]" office:value-type="float" office:value="7142.85714285714">
            <text:p><text:s/>$7,142.86 </text:p>
          </table:table-cell>
          <table:table-cell table:style-name="ce23" table:formula="of:=[.C24]*[.$J$5]" office:value-type="float" office:value="3571.42857142857">
            <text:p><text:s/>$3,571.43 </text:p>
          </table:table-cell>
          <table:table-cell table:number-columns-repeated="246"/>
        </table:table-row>
        <table:table-row table:style-name="ro4">
          <table:table-cell table:style-name="Default" table:number-columns-repeated="10"/>
          <table:table-cell table:number-columns-repeated="246"/>
        </table:table-row>
        <table:table-row table:style-name="ro4">
          <table:table-cell table:style-name="Default" table:number-columns-repeated="3"/>
          <table:table-cell table:style-name="ce14" table:formula="of:=SUM([.D6:.D24])" office:value-type="float" office:value="7000000">
            <text:p><text:s/>$7,000,000.00 </text:p>
          </table:table-cell>
          <table:table-cell table:formula="of:=SUM([.E6:.E24])" office:value-type="float" office:value="6000000">
            <text:p><text:s/>$6,000,000.00 </text:p>
          </table:table-cell>
          <table:table-cell table:formula="of:=SUM([.F6:.F24])" office:value-type="float" office:value="5000000">
            <text:p><text:s/>$5,000,000.00 </text:p>
          </table:table-cell>
          <table:table-cell table:formula="of:=SUM([.G6:.G24])" office:value-type="float" office:value="4000000">
            <text:p><text:s/>$4,000,000.00 </text:p>
          </table:table-cell>
          <table:table-cell table:formula="of:=SUM([.H6:.H24])" office:value-type="float" office:value="3000000">
            <text:p><text:s/>$3,000,000.00 </text:p>
          </table:table-cell>
          <table:table-cell table:formula="of:=SUM([.I6:.I24])" office:value-type="float" office:value="2000000">
            <text:p><text:s/>$2,000,000.00 </text:p>
          </table:table-cell>
          <table:table-cell table:style-name="ce14" table:formula="of:=SUM([.J6:.J24])" office:value-type="float" office:value="1000000">
            <text:p><text:s/>$1,000,000.00 </text:p>
          </table:table-cell>
          <table:table-cell table:number-columns-repeated="246"/>
        </table:table-row>
        <table:named-expressions>
          <table:named-range table:name="Excel_BuiltIn_Print_Area" table:base-cell-address="$'Retention Payment Scenerio'.$A$1" table:cell-range-address="$'Retention Payment Scenerio'.$A$1:.$J$27" table:range-usable-as="print-range"/>
        </table:named-expressions>
      </table:table>
      <table:table table:name="Business Unit Payment" table:style-name="ta2">
        <table:table-column table:style-name="co1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" table:number-columns-repeated="244" table:default-cell-style-name="Default"/>
        <table:table-row table:style-name="ro5" table:number-rows-repeated="2">
          <table:table-cell table:number-columns-repeated="256"/>
        </table:table-row>
        <table:table-row table:style-name="ro5">
          <table:table-cell table:number-columns-repeated="4"/>
          <table:table-cell office:value-type="string">
            <text:p>Payment Amount</text:p>
          </table:table-cell>
          <table:table-cell/>
          <table:table-cell table:style-name="ce25" office:value-type="float" office:value="70000000">
            <text:p><text:s/>$70,000,000 </text:p>
          </table:table-cell>
          <table:table-cell table:number-columns-repeated="249"/>
        </table:table-row>
        <table:table-row table:style-name="ro5">
          <table:table-cell table:number-columns-repeated="4"/>
          <table:table-cell office:value-type="string">
            <text:p><text:s/></text:p>
          </table:table-cell>
          <table:table-cell table:number-columns-repeated="251"/>
        </table:table-row>
        <table:table-row table:style-name="ro5">
          <table:table-cell table:number-columns-repeated="4"/>
          <table:table-cell table:style-name="ce4" office:value-type="string">
            <text:p>Power</text:p>
          </table:table-cell>
          <table:table-cell table:style-name="ce4"/>
          <table:table-cell table:style-name="ce4" office:value-type="string">
            <text:p>Gas</text:p>
          </table:table-cell>
          <table:table-cell/>
          <table:table-cell table:style-name="ce4"/>
          <table:table-cell table:style-name="ce4" office:value-type="string">
            <text:p>Canada</text:p>
          </table:table-cell>
          <table:table-cell table:style-name="ce4"/>
          <table:table-cell table:style-name="ce4" office:value-type="string">
            <text:p>Other</text:p>
          </table:table-cell>
          <table:table-cell table:number-columns-repeated="244"/>
        </table:table-row>
        <table:table-row table:style-name="ro5">
          <table:table-cell table:number-columns-repeated="3"/>
          <table:table-cell table:style-name="ce24" table:formula="of:=SUM([.E6:.L6])" office:value-type="float" office:value="67008200">
            <text:p><text:s/>$67,008,200 </text:p>
          </table:table-cell>
          <table:table-cell table:style-name="ce25" table:formula="of:=[.$G$3]*0.3572" office:value-type="float" office:value="25004000">
            <text:p><text:s/>$25,004,000 </text:p>
          </table:table-cell>
          <table:table-cell office:value-type="string">
            <text:p><text:s/></text:p>
          </table:table-cell>
          <table:table-cell table:style-name="ce25" table:formula="of:=[.$G$3]*0.3572" office:value-type="float" office:value="25004000">
            <text:p><text:s/>$25,004,000 </text:p>
          </table:table-cell>
          <table:table-cell table:number-columns-repeated="2"/>
          <table:table-cell table:style-name="ce25" table:formula="of:=[.$G$3]*0.1" office:value-type="float" office:value="7000000">
            <text:p><text:s/>$7,000,000 </text:p>
          </table:table-cell>
          <table:table-cell/>
          <table:table-cell table:style-name="ce25" table:formula="of:=[.$G$3]*0.14286" office:value-type="float" office:value="10000200">
            <text:p><text:s/>$10,000,200 </text:p>
          </table:table-cell>
          <table:table-cell table:number-columns-repeated="244"/>
        </table:table-row>
        <table:table-row table:style-name="ro5">
          <table:table-cell table:number-columns-repeated="6"/>
          <table:table-cell table:style-name="ce26" table:formula="of:=[.G6]/[.F14]" office:value-type="float" office:value="342520.547945205">
            <text:p><text:s/>342,520.55 </text:p>
          </table:table-cell>
          <table:table-cell table:number-columns-repeated="249"/>
        </table:table-row>
        <table:table-row table:style-name="ro5">
          <table:table-cell table:number-columns-repeated="3"/>
          <table:table-cell office:value-type="string">
            <text:p>Headcount</text:p>
          </table:table-cell>
          <table:table-cell/>
          <table:table-cell office:value-type="string">
            <text:p>Headcount</text:p>
          </table:table-cell>
          <table:table-cell table:number-columns-repeated="2"/>
          <table:table-cell office:value-type="string">
            <text:p>Headcount</text:p>
          </table:table-cell>
          <table:table-cell office:value-type="string">
            <text:p><text:s/></text:p>
          </table:table-cell>
          <table:table-cell table:number-columns-repeated="246"/>
        </table:table-row>
        <table:table-row table:style-name="ro5">
          <table:table-cell table:number-columns-repeated="4"/>
          <table:table-cell office:value-type="string">
            <text:p>East Power</text:p>
          </table:table-cell>
          <table:table-cell office:value-type="float" office:value="12">
            <text:p>12</text:p>
          </table:table-cell>
          <table:table-cell office:value-type="string">
            <text:p>East Gas</text:p>
          </table:table-cell>
          <table:table-cell table:style-name="ce25" table:formula="of:=[.$G$7]*[.F9]" office:value-type="float" office:value="4110246.57534247">
            <text:p><text:s/>$4,110,247 </text:p>
          </table:table-cell>
          <table:table-cell/>
          <table:table-cell office:value-type="string">
            <text:p>Gas/Power/Trading</text:p>
          </table:table-cell>
          <table:table-cell table:number-columns-repeated="246"/>
        </table:table-row>
        <table:table-row table:style-name="ro5">
          <table:table-cell table:number-columns-repeated="4"/>
          <table:table-cell office:value-type="string">
            <text:p>West Power</text:p>
          </table:table-cell>
          <table:table-cell office:value-type="float" office:value="15">
            <text:p>15</text:p>
          </table:table-cell>
          <table:table-cell office:value-type="string">
            <text:p>Central Gas</text:p>
          </table:table-cell>
          <table:table-cell table:style-name="ce25" table:formula="of:=[.$G$7]*[.F10]" office:value-type="float" office:value="5137808.21917808">
            <text:p><text:s/>$5,137,808 </text:p>
          </table:table-cell>
          <table:table-cell table:number-columns-repeated="248"/>
        </table:table-row>
        <table:table-row table:style-name="ro5">
          <table:table-cell table:number-columns-repeated="5"/>
          <table:table-cell office:value-type="float" office:value="19">
            <text:p>19</text:p>
          </table:table-cell>
          <table:table-cell office:value-type="string">
            <text:p>West Gas</text:p>
          </table:table-cell>
          <table:table-cell table:style-name="ce25" table:formula="of:=[.$G$7]*[.F11]" office:value-type="float" office:value="6507890.4109589">
            <text:p><text:s/>$6,507,890 </text:p>
          </table:table-cell>
          <table:table-cell table:number-columns-repeated="248"/>
        </table:table-row>
        <table:table-row table:style-name="ro5">
          <table:table-cell table:number-columns-repeated="5"/>
          <table:table-cell office:value-type="float" office:value="19">
            <text:p>19</text:p>
          </table:table-cell>
          <table:table-cell office:value-type="string">
            <text:p>Fin Trading</text:p>
          </table:table-cell>
          <table:table-cell table:style-name="ce25" table:formula="of:=[.$G$7]*[.F12]" office:value-type="float" office:value="6507890.4109589">
            <text:p><text:s/>$6,507,890 </text:p>
          </table:table-cell>
          <table:table-cell table:number-columns-repeated="248"/>
        </table:table-row>
        <table:table-row table:style-name="ro5">
          <table:table-cell table:number-columns-repeated="5"/>
          <table:table-cell office:value-type="float" office:value="8">
            <text:p>8</text:p>
          </table:table-cell>
          <table:table-cell office:value-type="string">
            <text:p>Texas</text:p>
          </table:table-cell>
          <table:table-cell table:style-name="ce25" table:formula="of:=[.$G$7]*[.F13]" office:value-type="float" office:value="2740164.38356164">
            <text:p><text:s/>$2,740,164 </text:p>
          </table:table-cell>
          <table:table-cell table:number-columns-repeated="248"/>
        </table:table-row>
        <table:table-row table:style-name="ro5">
          <table:table-cell table:number-columns-repeated="5"/>
          <table:table-cell table:formula="of:=SUM([.F9:.F13])" office:value-type="float" office:value="73">
            <text:p>73</text:p>
          </table:table-cell>
          <table:table-cell office:value-type="string">
            <text:p>Total Orig &amp; Trading</text:p>
          </table:table-cell>
          <table:table-cell table:number-columns-repeated="249"/>
        </table:table-row>
        <table:table-row table:style-name="ro5" table:number-rows-repeated="2">
          <table:table-cell table:number-columns-repeated="256"/>
        </table:table-row>
        <table:table-row table:style-name="ro5">
          <table:table-cell table:number-columns-repeated="5"/>
          <table:table-cell office:value-type="float" office:value="20">
            <text:p>20</text:p>
          </table:table-cell>
          <table:table-cell office:value-type="string">
            <text:p>Fundy's</text:p>
          </table:table-cell>
          <table:table-cell table:number-columns-repeated="249"/>
        </table:table-row>
        <table:table-row table:style-name="ro5">
          <table:table-cell table:number-columns-repeated="5"/>
          <table:table-cell office:value-type="float" office:value="3">
            <text:p>3</text:p>
          </table:table-cell>
          <table:table-cell office:value-type="string">
            <text:p>Structuring</text:p>
          </table:table-cell>
          <table:table-cell table:number-columns-repeated="249"/>
        </table:table-row>
        <table:table-row table:style-name="ro5">
          <table:table-cell table:number-columns-repeated="5"/>
          <table:table-cell office:value-type="float" office:value="5">
            <text:p>5</text:p>
          </table:table-cell>
          <table:table-cell office:value-type="string">
            <text:p>Weather</text:p>
          </table:table-cell>
          <table:table-cell table:number-columns-repeated="249"/>
        </table:table-row>
        <table:table-row table:style-name="ro5" table:number-rows-repeated="1048556">
          <table:table-cell table:number-columns-repeated="256"/>
        </table:table-row>
        <table:table-row table:style-name="ro5">
          <table:table-cell table:number-columns-repeated="256"/>
        </table:table-row>
        <table:named-expressions/>
      </table:table>
      <table:table table:name="Sheet3" table:style-name="ta3">
        <table:table-column table:style-name="co1" table:number-columns-repeated="256" table:default-cell-style-name="Default"/>
        <table:table-row table:style-name="ro5" table:number-rows-repeated="1048575">
          <table:table-cell table:number-columns-repeated="256"/>
        </table:table-row>
        <table:table-row table:style-name="ro5">
          <table:table-cell table:number-columns-repeated="256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 $</number:text>
      <number:number number:decimal-places="3" number:min-integer-digits="1" number:grouping="true"/>
      <number:text> </number:text>
    </number:number-style>
    <number:number-style style:name="N122P1" style:volatile="true">
      <number:text> $(</number:text>
      <number:number number:decimal-places="3" number:min-integer-digits="1" number:grouping="true"/>
      <number:text>)</number:text>
    </number:number-style>
    <number:number-style style:name="N122P2" style:volatile="true">
      <number:text> $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1" number:min-integer-digits="1" number:grouping="true"/>
      <number:text> </number:text>
    </number:number-style>
    <number:number-style style:name="N123P1" style:volatile="true">
      <number:text> $(</number:text>
      <number:number number:decimal-places="1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percentage-style style:name="N125">
      <number:number number:decimal-places="1" number:min-integer-digits="1"/>
      <number:text>%</number:text>
    </number:percentage-style>
    <number:number-style style:name="N126P0" style:volatile="true">
      <number:text> </number:text>
      <number:number number:decimal-places="4" number:min-integer-digits="1" number:grouping="true"/>
      <number:text> </number:text>
    </number:number-style>
    <number:number-style style:name="N126P1" style:volatile="true">
      <number:text> (</number:text>
      <number:number number:decimal-places="4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5" number:min-integer-digits="1" number:grouping="true"/>
      <number:text> </number:text>
    </number:number-style>
    <number:number-style style:name="N127P1" style:volatile="true">
      <number:text> (</number:text>
      <number:number number:decimal-places="5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number number:decimal-places="1" number:min-integer-digits="1" number:grouping="true"/>
      <number:text> </number:text>
    </number:number-style>
    <number:number-style style:name="N128P1" style:volatile="true">
      <number:text> (</number:text>
      <number:number number:decimal-places="1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6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16107" number:language="en" number:country="AU">
      <number:day/>
      <number:text>-</number:text>
      <number:month number:textual="true"/>
      <number:text>-</number:text>
      <number:year/>
    </number:date-style>
    <number:date-style style:name="N16108" number:language="en" number:country="AU">
      <number:day/>
      <number:text>-</number:text>
      <number:month number:textual="true"/>
    </number:date-style>
    <number:date-style style:name="N16109" number:language="en" number:country="AU">
      <number:month number:textual="true"/>
      <number:text>-</number:text>
      <number:year/>
    </number:date-style>
    <number:time-style style:name="N16110" number:language="en" number:country="AU">
      <number:hours/>
      <number:text>:</number:text>
      <number:minutes number:style="long"/>
      <number:text> </number:text>
      <number:am-pm/>
    </number:time-style>
    <number:time-style style:name="N16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2" number:language="en" number:country="AU">
      <number:hours/>
      <number:text>:</number:text>
      <number:minutes number:style="long"/>
    </number:time-style>
    <number:time-style style:name="N16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6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/>
    <style:style style:name="Excel_5f_BuiltIn_5f_Currency" style:display-name="Excel_BuiltIn_Currency" style:family="table-cell" style:parent-style-name="Default" style:data-style-name="N117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7">07/05/2019</text:date>, <text:time>10:3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tention_20_Payment_20_Scenerio" style:display-name="PageStyle_Retention Payment Scene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siness_20_Unit_20_Payment" style:display-name="PageStyle_Business Unit Pay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ry Tycholiz</meta:initial-creator>
    <meta:creation-date>2001-12-10T01:17:38</meta:creation-date>
    <dc:creator>Barry Tycholiz</dc:creator>
    <dc:date>2001-12-10T02:36:11</dc:date>
    <meta:print-date>2001-12-10T02:32:24</meta:print-date>
    <meta:document-statistic meta:table-count="3" meta:cell-count="260" meta:object-count="0"/>
    <meta:generator>OpenOffice/4.1.6$Win32 OpenOffice.org_project/416m1$Build-9790</meta:generator>
  </office:meta>
</office:document-meta>
</file>